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e223d"/>
    </style:style>
    <style:style style:name="P21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2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4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5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e223d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paragraph-properties fo:margin-top="0cm" fo:margin-bottom="0cm" style:contextual-spacing="false"/>
    </style:style>
    <style:style style:name="P32" style:family="paragraph" style:parent-style-name="Text_20_body" style:list-style-name="L3">
      <style:paragraph-properties fo:margin-top="0cm" fo:margin-bottom="0cm" style:contextual-spacing="false"/>
    </style:style>
    <style:style style:name="P33" style:family="paragraph" style:parent-style-name="Text_20_body">
      <style:text-properties officeooo:rsid="00358cb7" officeooo:paragraph-rsid="00358cb7"/>
    </style:style>
    <style:style style:name="P34" style:family="paragraph" style:parent-style-name="Text_20_body">
      <style:text-properties officeooo:rsid="00358cb7" officeooo:paragraph-rsid="003618e4"/>
    </style:style>
    <style:style style:name="P35" style:family="paragraph" style:parent-style-name="Text_20_body">
      <style:text-properties officeooo:rsid="003618e4"/>
    </style:style>
    <style:style style:name="P36" style:family="paragraph" style:parent-style-name="Text_20_body" style:list-style-name="L4"/>
    <style:style style:name="P37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515151" loext:opacity="100%" style:font-name="Arial1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15" style:family="text">
      <style:text-properties officeooo:rsid="000ca595"/>
    </style:style>
    <style:style style:name="T16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officeooo:rsid="000d3009"/>
    </style:style>
    <style:style style:name="T18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9" style:family="text">
      <style:text-properties fo:font-weight="normal" loext:padding="0cm" loext:border="none"/>
    </style:style>
    <style:style style:name="T20" style:family="text">
      <style:text-properties officeooo:rsid="00358cb7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18">Selecciona las arquitecturas y tecnologías de programación sobre clientes Web, identificando y analizando las capacidades y características de cada una. </text:span></text:span><text:span text:style-name="A1"><text:span text:style-name="T16">. </text:span></text:span></text:p>
      <text:p text:style-name="P6">RECURSOS</text:p>
      <text:list text:style-name="L1">
        <text:list-header>
          <text:h text:style-name="P23" text:outline-level="1"/>
        </text:list-header>
        <text:list-item>
          <text:h text:style-name="P24" text:outline-level="1"><text:span text:style-name="T6">E</text:span><text:span text:style-name="T5">l equipo de aula asignado al propio alumno.</text:span></text:h>
        </text:list-item>
        <text:list-item>
          <text:h text:style-name="P25" text:outline-level="1">Carpeta compartida <text:span text:style-name="T17">DEW</text:span> en el equipo del profesor y accesible por red local.</text:h>
        </text:list-item>
        <text:list-item>
          <text:p text:style-name="P27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8">Software d<text:span text:style-name="T15">e desarrollo.</text:span></text:p>
        </text:list-item>
        <text:list-item>
          <text:p text:style-name="P29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19"/></text:span></text:p>
      <text:h text:style-name="P26" text:outline-level="3"><text:span text:style-name="Source_20_Text"><text:span text:style-name="T13">Ejercicio: Crear y Usar una Interfaz y una Clase en Angular</text:span></text:span></text:h>
      <text:h text:style-name="Heading_20_3" text:outline-level="3">Objetivo</text:h>
      <text:p text:style-name="P35">Desarrollar una aplicación en Angular que implemente una interfaz llamada <text:span text:style-name="Source_20_Text">Categoria</text:span>, seguida de una clase <text:span text:style-name="Source_20_Text">CategoriaImpl</text:span> que cumpla con esta interfaz. Finalmente, se generará un componente denominado <text:span text:style-name="Source_20_Text">Lacteos</text:span>, encargado de mostrar los datos de la categoría en un archivo HTML.</text:p>
      <text:p text:style-name="Text_20_body">La interfaz <text:span text:style-name="Source_20_Text">Categoria</text:span> debe incluir las siguientes propiedades y método:</text:p>
      <text:list text:style-name="L4">
        <text:list-item>
          <text:p text:style-name="P37"><text:span text:style-name="Strong_20_Emphasis">Propiedades</text:span>:</text:p>
          <text:list>
            <text:list-item>
              <text:p text:style-name="P37"><text:span text:style-name="Source_20_Text">id: number</text:span></text:p>
            </text:list-item>
            <text:list-item>
              <text:p text:style-name="P37"><text:span text:style-name="Source_20_Text">nombre: string</text:span></text:p>
            </text:list-item>
            <text:list-item>
              <text:p text:style-name="P37"><text:span text:style-name="Source_20_Text">descripcion: string</text:span></text:p>
            </text:list-item>
          </text:list>
        </text:list-item>
        <text:list-item>
          <text:p text:style-name="P37"><text:span text:style-name="Strong_20_Emphasis">Método</text:span>:</text:p>
          <text:list>
            <text:list-item>
              <text:p text:style-name="P36">Un método que retorne información completa de la categoría.</text:p>
            </text:list-item>
          </text:list>
        </text:list-item>
      </text:list>
      <text:p text:style-name="Text_20_body">El componente <text:span text:style-name="Source_20_Text">Lacteos</text:span> será el encargado de instanciar la clase <text:span text:style-name="Source_20_Text">CategoriaImpl</text:span>, mostrar los datos definidos, e invocar el método para visualizar la información en su plantilla HTML.</text:p>
      <text:p text:style-name="P35"/>
      <text:p text:style-name="P34"><text:s/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1-19T15:14:59.638000000</dc:date>
    <meta:editing-duration>PT2H3M16S</meta:editing-duration>
    <meta:editing-cycles>33</meta:editing-cycles>
    <meta:generator>LibreOffice/24.2.5.2$Windows_X86_64 LibreOffice_project/bffef4ea93e59bebbeaf7f431bb02b1a39ee8a59</meta:generator>
    <meta:document-statistic meta:table-count="1" meta:image-count="3" meta:object-count="0" meta:page-count="2" meta:paragraph-count="28" meta:word-count="245" meta:character-count="1572" meta:non-whitespace-character-count="1356"/>
  </office:meta>
</office:document-meta>
</file>